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List (LVGL)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List (LVGL)</text:h>
                    <text:list>
                        <text:list-item>
                            <text:h text:style-name="Heading_20_2" text:outline-level="2">Description</text:h>
                        </text:list-item>
                    </text:list>
                </text:list-item>
            </text:list>

            <text:p text:style-name="Standard">This widget is work in progress, it means that you can add it to your project and Studio will generate all the code for its creation, but for anything more than that you should do it in your custom code, for example after <text:span text:style-name="backtick">ui_init()</text:span> has been called.</text:p><text:p text:style-name="Standard">More info (<text:a xlink:type="simple" xlink:href="https://docs.lvgl.io/master/widgets/list.html" text:style-name="Internet_20_link" text:visited-style-name="Visited_20_Internet_20_Link">link</text:a>)</text:p>

            
                <text:list xml:id="list_List (LVGL)2" text:continue-numbering="true" text:continue-list="list_List (LVGL)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List (LVGL)3" text:continue-numbering="true"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ext:list xml:id="list_List (LVGL)4" text:continue-numbering="true" text:continue-list="list_List (LVGL)3" text:style-name="Outline">
                                                <text:list-item>
                                                    <text:list>
                                                        <text:list-item>
                                                            <text:list>
                                                                <text:list-item>
                                                                    <text:h text:style-name="Heading_20_3" text:outline-level="3">
                                                                        Group
                                                                        <text:s text:c="4"/>
                                                                        <text:span text:style-name="T2">ObjectReference</text:span>
                                                                    </text:h>
                                                                </text:list-item>
                                                            </text:list>
                                                        </text:list-item>
                                                    </text:list>
                                                </text:list-item>
                                            </text:list>
                                            <text:p text:style-name="Standard">The name of the input group this widget belongs to.</text:p>,
                                            <text:list xml:id="list_List (LVGL)5" text:continue-numbering="true" text:continue-list="list_List (LVGL)4" text:style-name="Outline">
                                                <text:list-item>
                                                    <text:list>
                                                        <text:list-item>
                                                            <text:list>
                                                                <text:list-item>
                                                                    <text:h text:style-name="Heading_20_3" text:outline-level="3">
                                                                        Group index
                                                                        <text:s text:c="4"/>
                                                                        <text:span text:style-name="T2">Number</text:span>
                                                                    </text:h>
                                                                </text:list-item>
                                                            </text:list>
                                                        </text:list-item>
                                                    </text:list>
                                                </text:list-item>
                                            </text:list>
                                            <text:p text:style-name="Standard">Defines the order of widgets within group. This is similar to tabindex (<text:a xlink:type="simple" xlink:href="https://developer.mozilla.org/en-US/docs/Web/HTML/Global_attributes/tabindex" text:style-name="Internet_20_link" text:visited-style-name="Visited_20_Internet_20_Link">link</text:a>) in HTML:</text:p>
                    <text:list xml:id="list_List (LVGL)6" text:style-name="List_20_1">
                        
                        <text:list-item>
                            <text:p text:style-name="List_20_1">
                                if "Group index" is 0 then group order is the same as in Widgets Structure
                            </text:p>
                            
                        </text:list-item>
                        
                    

                        <text:list-item>
                            <text:p text:style-name="List_20_1">
                                if "Group index" is &gt; 0 then widget is added to the group before any widget with "Group index" 0 and before any widget with the greater "Group index" value. That is, "Group index"=4 is added before "Group index"=5 and "Group index"=0, but after "Group index"=3. If multiple widgets share the same "Group index" value, their order relative to each other follows their position in the Widgets Structure.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List (LVGL)7" text:continue-numbering="true" text:continue-list="list_List (LVGL)5"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List (LVGL)8" text:continue-numbering="true" text:continue-list="list_List (LVGL)7"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ext:list xml:id="list_List (LVGL)9" text:continue-numbering="true" text:continue-list="list_List (LVGL)8"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List (LVGL)10" text:continue-numbering="true" text:continue-list="list_List (LVGL)9"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List (LVGL)11"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List (LVGL)12" text:continue-numbering="true" text:continue-list="list_List (LVGL)10"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List (LVGL)13" text:continue-numbering="true" text:continue-list="list_List (LVGL)12"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List (LVGL)14"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List (LVGL)15" text:continue-numbering="true" text:continue-list="list_List (LVGL)13"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List (LVGL)16" text:continue-numbering="true" text:continue-list="list_List (LVGL)15"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List (LVGL)17"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List (LVGL)18" text:continue-numbering="true" text:continue-list="list_List (LVGL)16"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List (LVGL)19" text:continue-numbering="true" text:continue-list="list_List (LVGL)18"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List (LVGL)20"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
                                            <text:list xml:id="list_List (LVGL)21" text:continue-numbering="true" text:continue-list="list_List (LVGL)19" text:style-name="Outline">
                                                <text:list-item>
                                                    <text:list>
                                                        <text:list-item>
                                                            <text:list>
                                                                <text:list-item>
                                                                    <text:h text:style-name="Heading_20_3" text:outline-level="3">
                                                                        Absolute pos.
                                                                        <text:s text:c="4"/>
                                                                        <text:span text:style-name="T2">String</text:span>
                                                                    </text:h>
                                                                </text:list-item>
                                                            </text:list>
                                                        </text:list-item>
                                                    </text:list>
                                                </text:list-item>
                                            </text:list>
                                            <text:p text:style-name="Standard">The absolute position of the component in relation to the page. This property is read-only.</text:p>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List (LVGL)22" text:continue-numbering="true" text:continue-list="list_List (LVGL)21"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List (LVGL)23" text:continue-numbering="true" text:continue-list="list_List (LVGL)22"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List (LVGL)24" text:continue-numbering="true" text:continue-list="list_List (LVGL)23"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List (LVGL)25" text:continue-numbering="true" text:continue-list="list_List (LVGL)24"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List (LVGL)26" text:continue-numbering="true" text:continue-list="list_List (LVGL)25"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List (LVGL)27" text:continue-numbering="true" text:continue-list="list_List (LVGL)26"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List (LVGL)28" text:continue-numbering="true" text:continue-list="list_List (LVGL)27"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List (LVGL)29" text:continue-numbering="true" text:continue-list="list_List (LVGL)28"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List (LVGL)30" text:continue-numbering="true" text:continue-list="list_List (LVGL)29"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List (LVGL)31" text:continue-numbering="true" text:continue-list="list_List (LVGL)30"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List (LVGL)32" text:continue-numbering="true" text:continue-list="list_List (LVGL)31"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List (LVGL)33" text:continue-numbering="true" text:continue-list="list_List (LVGL)32"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List (LVGL)34" text:continue-numbering="true" text:continue-list="list_List (LVGL)33"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List (LVGL)35" text:continue-numbering="true" text:continue-list="list_List (LVGL)34"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List (LVGL)36" text:continue-numbering="true" text:continue-list="list_List (LVGL)35"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List (LVGL)37" text:continue-numbering="true" text:continue-list="list_List (LVGL)36"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List (LVGL)38" text:continue-numbering="true" text:continue-list="list_List (LVGL)37"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List (LVGL)39" text:continue-numbering="true" text:continue-list="list_List (LVGL)38"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List (LVGL)40" text:continue-numbering="true" text:continue-list="list_List (LVGL)39"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List (LVGL)41" text:continue-numbering="true" text:continue-list="list_List (LVGL)40"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List (LVGL)42" text:continue-numbering="true" text:continue-list="list_List (LVGL)41"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List (LVGL)43" text:continue-numbering="true" text:continue-list="list_List (LVGL)42"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List (LVGL)44" text:continue-numbering="true" text:continue-list="list_List (LVGL)43"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List (LVGL)45" text:continue-numbering="true" text:continue-list="list_List (LVGL)44"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ext:list xml:id="list_List (LVGL)46" text:continue-numbering="true" text:continue-list="list_List (LVGL)45" text:style-name="Outline">
                                                <text:list-item>
                                                    <text:list>
                                                        <text:list-item>
                                                            <text:list>
                                                                <text:list-item>
                                                                    <text:h text:style-name="Heading_20_3" text:outline-level="3">
                                                                        Scrollbar mode
                                                                        <text:s text:c="4"/>
                                                                        <text:span text:style-name="T2">Enum</text:span>
                                                                    </text:h>
                                                                </text:list-item>
                                                            </text:list>
                                                        </text:list-item>
                                                    </text:list>
                                                </text:list-item>
                                            </text:list>
                                            <text:p text:style-name="Standard">Scrollbars are displayed according to a configured mode. The following mode(s) exist:</text:p>
                    <text:list xml:id="list_List (LVGL)47" text:style-name="List_20_1">
                        
                        <text:list-item>
                            <text:p text:style-name="List_20_1">
                                OFF: Never show the scrollbars
                            </text:p>
                            
                        </text:list-item>
                        
                    

                        <text:list-item>
                            <text:p text:style-name="List_20_1">
                                ON: Always show the scrollbars
                            </text:p>
                            
                        </text:list-item>
                        
                    

                        <text:list-item>
                            <text:p text:style-name="List_20_1">
                                ACTIVE: Show scroll bars while an object is being scrolled
                            </text:p>
                            
                        </text:list-item>
                        
                    

                        <text:list-item>
                            <text:p text:style-name="List_20_1">
                                AUTO: Show scroll bars when the content is large enough to be scrolled
                            </text:p>
                            
                        </text:list-item>
                        
                    
                    </text:list>
                ,
                                            <text:list xml:id="list_List (LVGL)48" text:continue-numbering="true" text:continue-list="list_List (LVGL)46" text:style-name="Outline">
                                                <text:list-item>
                                                    <text:list>
                                                        <text:list-item>
                                                            <text:list>
                                                                <text:list-item>
                                                                    <text:h text:style-name="Heading_20_3" text:outline-level="3">
                                                                        Scroll direction
                                                                        <text:s text:c="4"/>
                                                                        <text:span text:style-name="T2">Enum</text:span>
                                                                    </text:h>
                                                                </text:list-item>
                                                            </text:list>
                                                        </text:list-item>
                                                    </text:list>
                                                </text:list-item>
                                            </text:list>
                                            <text:p text:style-name="Standard">Controls the direction in which scrolling happens. The following mode(s) exist:</text:p>
                    <text:list xml:id="list_List (LVGL)49" text:style-name="List_20_1">
                        
                        <text:list-item>
                            <text:p text:style-name="List_20_1">
                                NONE: no scroll
                            </text:p>
                            
                        </text:list-item>
                        
                    

                        <text:list-item>
                            <text:p text:style-name="List_20_1">
                                TOP: only scroll up
                            </text:p>
                            
                        </text:list-item>
                        
                    

                        <text:list-item>
                            <text:p text:style-name="List_20_1">
                                LEFT: only scroll left
                            </text:p>
                            
                        </text:list-item>
                        
                    

                        <text:list-item>
                            <text:p text:style-name="List_20_1">
                                BOTTOM: only scroll down
                            </text:p>
                            
                        </text:list-item>
                        
                    

                        <text:list-item>
                            <text:p text:style-name="List_20_1">
                                RIGHT: only scroll right
                            </text:p>
                            
                        </text:list-item>
                        
                    

                        <text:list-item>
                            <text:p text:style-name="List_20_1">
                                HOR: only scroll horizontally
                            </text:p>
                            
                        </text:list-item>
                        
                    

                        <text:list-item>
                            <text:p text:style-name="List_20_1">
                                VER: only scroll vertically
                            </text:p>
                            
                        </text:list-item>
                        
                    

                        <text:list-item>
                            <text:p text:style-name="List_20_1">
                                ALL: scroll any directions
                            </text:p>
                            
                        </text:list-item>
                        
                    
                    </text:list>
                ,
                                            <text:list xml:id="list_List (LVGL)50" text:continue-numbering="true" text:continue-list="list_List (LVGL)48" text:style-name="Outline">
                                                <text:list-item>
                                                    <text:list>
                                                        <text:list-item>
                                                            <text:list>
                                                                <text:list-item>
                                                                    <text:h text:style-name="Heading_20_3" text:outline-level="3">
                                                                        Scroll snap X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List (LVGL)51" text:style-name="List_20_1">
                        
                        <text:list-item>
                            <text:p text:style-name="List_20_1">
                                NONE: Snapping is disabled. (default)
                            </text:p>
                            
                        </text:list-item>
                        
                    

                        <text:list-item>
                            <text:p text:style-name="List_20_1">
                                START: Align the children to the left side of a scrolled object
                            </text:p>
                            
                        </text:list-item>
                        
                    

                        <text:list-item>
                            <text:p text:style-name="List_20_1">
                                END: Align the children to the right side of a scrolled object
                            </text:p>
                            
                        </text:list-item>
                        
                    

                        <text:list-item>
                            <text:p text:style-name="List_20_1">
                                CENTER: Align the children to the center of a scrolled object
                            </text:p>
                            
                        </text:list-item>
                        
                    
                    </text:list>
                ,
                                            <text:list xml:id="list_List (LVGL)52" text:continue-numbering="true" text:continue-list="list_List (LVGL)50" text:style-name="Outline">
                                                <text:list-item>
                                                    <text:list>
                                                        <text:list-item>
                                                            <text:list>
                                                                <text:list-item>
                                                                    <text:h text:style-name="Heading_20_3" text:outline-level="3">
                                                                        Scroll snap Y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List (LVGL)53" text:style-name="List_20_1">
                        
                        <text:list-item>
                            <text:p text:style-name="List_20_1">
                                NONE: Snapping is disabled. (default)
                            </text:p>
                            
                        </text:list-item>
                        
                    

                        <text:list-item>
                            <text:p text:style-name="List_20_1">
                                START: Align the children to the top side of a scrolled object
                            </text:p>
                            
                        </text:list-item>
                        
                    

                        <text:list-item>
                            <text:p text:style-name="List_20_1">
                                END: Align the children to the bottom side of a scrolled object
                            </text:p>
                            
                        </text:list-item>
                        
                    

                        <text:list-item>
                            <text:p text:style-name="List_20_1">
                                CENTER: Align the children to the center of a scrolled objec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List (LVGL)54" text:continue-numbering="true" text:continue-list="list_List (LVGL)52"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List (LVGL)55" text:continue-numbering="true" text:continue-list="list_List (LVGL)54"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List (LVGL)56" text:continue-numbering="true" text:continue-list="list_List (LVGL)55"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List (LVGL)57" text:continue-numbering="true" text:continue-list="list_List (LVGL)56"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List (LVGL)58" text:continue-numbering="true" text:continue-list="list_List (LVGL)57"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List (LVGL)59" text:continue-numbering="true" text:continue-list="list_List (LVGL)58" text:style-name="Outline">
                                                <text:list-item>
                                                    <text:list>
                                                        <text:list-item>
                                                            <text:list>
                                                                <text:list-item>
                                                                    <text:h text:style-name="Heading_20_3" text:outline-level="3">
                                                                        Focus key
                                                                        <text:s text:c="4"/>
                                                                        <text:span text:style-name="T2">Boolean</text:span>
                                                                    </text:h>
                                                                </text:list-item>
                                                            </text:list>
                                                        </text:list-item>
                                                    </text:list>
                                                </text:list-item>
                                            </text:list>
                                            <text:p text:style-name="Standard">Focused via keypad or encoder but not via touchpad/mouse</text:p>,
                                            <text:list xml:id="list_List (LVGL)60" text:continue-numbering="true" text:continue-list="list_List (LVGL)59"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List (LVGL)61" text:continue-numbering="true" text:continue-list="list_List (LVGL)60"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List (LVGL)62"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List (LVGL)63" text:continue-numbering="true" text:continue-list="list_List (LVGL)61"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List (LVGL)64" text:continue-numbering="true" text:continue-list="list_List (LVGL)63"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List (LVGL)65" text:continue-numbering="true" text:continue-list="list_List (LVGL)64"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